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8cf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ravgreje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3T10:06:41.415514000</meta:creation-date>
    <dc:date>2015-11-13T10:06:57.343422000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11" meta:non-whitespace-character-count="10"/>
    <meta:generator>LibreOffice/4.1.2.3$MacOSX_x86 LibreOffice_project/40b2d7fde7e8d2d7bc5a449dc65df4d08a7dd38</meta:generator>
  </office:meta>
</office:document-meta>
</file>